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EJBControlImpl.resolveBeanInstan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essionEJBControlImpl.releaseBeanInstance( boolean alreadyRemov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EJBControlImpl.onCre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